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>
      <style:table-cell-properties fo:background-color="#9933ff"/>
    </style:style>
    <style:style style:name="ce4" style:family="table-cell" style:parent-style-name="Default">
      <style:table-cell-properties fo:background-color="#6600cc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style-name="ce1" office:value-type="string">
            <text:p>W=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style-name="ce2" office:value-type="currency" office:currency="USD" office:value="30">
            <text:p>$30.00</text:p>
          </table:table-cell>
          <table:table-cell/>
          <table:table-cell table:style-name="ce2" office:value-type="currency" office:currency="USD" office:value="14">
            <text:p>$14.00</text:p>
          </table:table-cell>
          <table:table-cell/>
          <table:table-cell table:style-name="ce2" office:value-type="currency" office:currency="USD" office:value="16">
            <text:p>$16.00</text:p>
          </table:table-cell>
          <table:table-cell/>
          <table:table-cell table:style-name="ce2" office:value-type="currency" office:currency="USD" office:value="9">
            <text:p>$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eight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Weight/Valu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W</text:p>
          </table:table-cell>
        </table:table-row>
        <table:table-row table:style-name="ro2">
          <table:table-cell/>
          <table:table-cell table:number-columns-repeated="11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number-columns-repeated="4"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4">
            <text:p>14</text:p>
          </table:table-cell>
          <table:table-cell table:style-name="ce3" office:value-type="float" office:value="30">
            <text:p>3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44">
            <text:p>44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30">
            <text:p>30</text:p>
          </table:table-cell>
          <table:table-cell office:value-type="float" office:value="44">
            <text:p>44</text:p>
          </table:table-cell>
          <table:table-cell table:style-name="ce4" office:value-type="float" office:value="46">
            <text:p>4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style-name="ce4" office:value-type="float" office:value="46">
            <text:p>4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8/08/2016</text:date>, <text:time>16:3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 Tan</meta:initial-creator>
    <meta:creation-date>2016-08-08T16:23:54</meta:creation-date>
    <dc:date>2016-08-08T16:34:00</dc:date>
    <dc:creator>David  Tan</dc:creator>
    <meta:editing-duration>PT8M16S</meta:editing-duration>
    <meta:editing-cycles>3</meta:editing-cycles>
    <meta:generator>OpenOffice/4.1.2$Unix OpenOffice.org_project/412m3$Build-9782</meta:generator>
    <meta:document-statistic meta:table-count="3" meta:cell-count="82" meta:object-count="0"/>
  </office:meta>
</office:document-meta>
</file>